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4700b8" draw:fill="none" draw:fill-color="#23b8dc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3deb3d" draw:textarea-horizontal-align="justify" draw:textarea-vertical-align="middle" draw:auto-grow-height="false" draw:shadow="visible" draw:shadow-offset-x="0.1cm" draw:shadow-offset-y="0.1cm" draw:shadow-color="#7da647"/>
    </style:style>
    <style:style style:name="gr3" style:family="graphic" style:parent-style-name="standard">
      <style:graphic-properties draw:stroke="solid" svg:stroke-color="#7da647" draw:fill="solid" draw:fill-color="#3deb3d" draw:auto-grow-height="false" fo:min-height="0.749cm" fo:min-width="0.499cm" fo:wrap-option="no-wrap" draw:shadow="visible" draw:shadow-offset-x="0.1cm" draw:shadow-offset-y="0.1cm" draw:shadow-color="#7da647"/>
    </style:style>
    <style:style style:name="gr4" style:family="graphic" style:parent-style-name="standard">
      <style:graphic-properties draw:stroke="none" draw:fill="solid" draw:fill-color="#33cc66" draw:textarea-horizontal-align="justify" draw:textarea-vertical-align="middle" draw:auto-grow-height="false" draw:shadow="visible" draw:shadow-offset-x="0cm" draw:shadow-offset-y="0.1cm" draw:shadow-color="#7da647"/>
    </style:style>
    <style:style style:name="gr5" style:family="graphic" style:parent-style-name="standard">
      <style:graphic-properties draw:stroke="none" draw:fill="solid" draw:fill-color="#944794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3" style:family="paragraph"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7pt" fo:font-weight="bold" style:font-size-asian="7pt" style:font-weight-asian="bold" style:font-size-complex="7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1" draw:layer="layout" svg:width="4.656cm" svg:height="0.5cm" svg:x="1cm" svg:y="4.6cm">
          <text:p text:style-name="P1"><text:span text:style-name="T1">LIVRAISON/MA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g draw:id="id2">
          <draw:custom-shape draw:style-name="gr2" draw:text-style-name="P3" draw:layer="layout" svg:width="2.406cm" svg:height="1.5cm" svg:x="5.2cm" svg:y="5.5cm">
            <text:p text:style-name="P1"><text:span text:style-name="T2">RECEPTIONNER</text:span></text:p>
            <text:p text:style-name="P1"><text:span text:style-name="T2">-MAT</text:span></text:p>
            <text:p text:style-name="P1"><text:span text:style-name="T2"/></text:p>
            <draw:enhanced-geometry svg:viewBox="0 0 21600 21600" draw:type="rectangle" draw:enhanced-path="M 0 0 L 21600 0 21600 21600 0 21600 0 0 Z N"/>
          </draw:custom-shape>
          <draw:custom-shape draw:style-name="gr3" draw:layer="layout" svg:width="2.406cm" svg:height="1.5cm" svg:x="5.2cm" svg:y="5.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2" draw:text-style-name="P3" draw:layer="layout" svg:width="2.406cm" svg:height="1.5cm" svg:x="6.894cm" svg:y="19.3cm">
            <text:p text:style-name="P1"><text:span text:style-name="T2">CONTROLER-</text:span></text:p>
            <text:p text:style-name="P1"><text:span text:style-name="T2">RETOUR</text:span></text:p>
            <text:p text:style-name="P1"><text:span text:style-name="T2"/></text:p>
            <draw:enhanced-geometry svg:viewBox="0 0 21600 21600" draw:type="rectangle" draw:enhanced-path="M 0 0 L 21600 0 21600 21600 0 21600 0 0 Z N"/>
          </draw:custom-shape>
          <draw:custom-shape draw:style-name="gr3" draw:layer="layout" svg:width="2.406cm" svg:height="1.5cm" svg:x="6.894cm" svg:y="19.3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2" draw:text-style-name="P3" draw:layer="layout" svg:width="2.406cm" svg:height="1.5cm" svg:x="6.694cm" svg:y="13.5cm">
            <text:p text:style-name="P1"><text:span text:style-name="T2">AFFECTER-MAT</text:span></text:p>
            <text:p text:style-name="P1"><text:span text:style-name="T2"/></text:p>
            <text:p text:style-name="P1"><text:span text:style-name="T2"/></text:p>
            <draw:enhanced-geometry svg:viewBox="0 0 21600 21600" draw:type="rectangle" draw:enhanced-path="M 0 0 L 21600 0 21600 21600 0 21600 0 0 Z N"/>
          </draw:custom-shape>
          <draw:custom-shape draw:style-name="gr3" draw:layer="layout" svg:width="2.406cm" svg:height="1.5cm" svg:x="6.694cm" svg:y="13.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2" draw:text-style-name="P3" draw:layer="layout" svg:width="2.406cm" svg:height="1.5cm" svg:x="6.694cm" svg:y="9.2cm">
            <text:p text:style-name="P1"><text:span text:style-name="T2">ENTRER-PARC</text:span></text:p>
            <text:p text:style-name="P1"><text:span text:style-name="T2"/></text:p>
            <text:p text:style-name="P1"><text:span text:style-name="T2"/></text:p>
            <draw:enhanced-geometry svg:viewBox="0 0 21600 21600" draw:type="rectangle" draw:enhanced-path="M 0 0 L 21600 0 21600 21600 0 21600 0 0 Z N"/>
          </draw:custom-shape>
          <draw:custom-shape draw:style-name="gr3" draw:layer="layout" svg:width="2.406cm" svg:height="1.5cm" svg:x="6.694cm" svg:y="9.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custom-shape draw:style-name="gr1" draw:text-style-name="P2" draw:layer="layout" svg:width="3.4cm" svg:height="0.5cm" svg:x="4.1cm" svg:y="7.4cm">
          <text:p text:style-name="P1"><text:span text:style-name="T1">AVIS-LIVRAISO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3.4cm" svg:height="0.5cm" svg:x="7.5cm" svg:y="7cm">
          <text:p text:style-name="P1"><text:span text:style-name="T1">DMDE-ENTREE-PARC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11cm" svg:y="6.5cm">
          <text:p text:style-name="P1"><text:span text:style-name="T1">AVIS_MAINTENANC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3.856cm" svg:height="0.5cm" svg:x="4cm" svg:y="11.2cm">
          <text:p text:style-name="P1"><text:span text:style-name="T1">ENTREE-POINT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2.556cm" svg:height="0.5cm" svg:x="7.744cm" svg:y="11.2cm">
          <text:p text:style-name="P1"><text:span text:style-name="T1">MAT-DISPO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15.344cm" svg:y="10.8cm">
          <text:p text:style-name="P1"><text:span text:style-name="T1">DMDE/MA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6cm" svg:y="18.2cm">
          <text:p text:style-name="P1"><text:span text:style-name="T1">RESTITUTION/MA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3cm" svg:height="0.5cm" svg:x="16.5cm" svg:y="20.5cm">
          <text:p text:style-name="P1"><text:span text:style-name="T1">SUIVI-MACH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7.344cm" svg:y="21cm">
          <text:p text:style-name="P1"><text:span text:style-name="T1">RETOUR-POINT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4.5cm" svg:y="21.5cm">
          <text:p text:style-name="P1"><text:span text:style-name="T1">DMDE-ENTREE-PARC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6.857cm" svg:y="25.7cm">
          <text:p text:style-name="P1"><text:span text:style-name="T1">TRANSFERT-CHANTI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7.344cm" svg:y="22.5cm">
          <text:p text:style-name="P1"><text:span text:style-name="T1">DEM_MAINTENANC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4.344cm" svg:y="23.5cm">
          <text:p text:style-name="P1"><text:span text:style-name="T1">RETOUR-FOU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polygon draw:style-name="gr4" draw:text-style-name="P4" draw:layer="layout" svg:width="2.869cm" svg:height="0.779cm" svg:x="6.509cm" svg:y="8.42cm" svg:viewBox="0 0 2870 780" draw:points="0,0 2869,0 2869,299 2870,299 1435,780 0,299">
          <text:p text:style-name="P1"><text:span text:style-name="T3">S12</text:span></text:p>
        </draw:polygon>
        <draw:custom-shape draw:style-name="gr5" draw:text-style-name="P5" draw:layer="layout" svg:width="2.75cm" svg:height="2.75cm" svg:x="16.75cm" svg:y="7.5cm">
          <text:p text:style-name="P1"><text:span text:style-name="T4">Gérer_Chantier</text:span></text:p>
          <draw:enhanced-geometry svg:viewBox="0 0 21600 21600" draw:glue-points="10800 0 3163 3163 0 10800 3163 18437 10800 21600 18437 18437 21600 10800 18437 3163" draw:text-areas="3163 3163 18437 18437" draw:type="ring" draw:modifiers="1528.668532586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olygon draw:style-name="gr4" draw:text-style-name="P4" draw:layer="layout" svg:width="2.869cm" svg:height="0.779cm" svg:x="6.6cm" svg:y="12.7cm" svg:viewBox="0 0 2870 780" draw:points="0,0 2869,0 2869,299 2870,299 1435,780 0,299">
          <text:p text:style-name="P1"><text:span text:style-name="T3">S5</text:span></text:p>
        </draw:polygon>
        <draw:custom-shape draw:style-name="gr1" draw:text-style-name="P2" draw:layer="layout" svg:width="3.156cm" svg:height="0.5cm" svg:x="4.254cm" svg:y="15.8cm">
          <text:p text:style-name="P1"><text:span text:style-name="T1">SORTIE-POINT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656cm" svg:height="0.5cm" svg:x="5.344cm" svg:y="16.5cm">
          <text:p text:style-name="P1"><text:span text:style-name="T1">DMDE-PREST-URGENT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3.1cm" svg:height="0.5cm" svg:x="8.077cm" svg:y="15.8cm">
          <text:p text:style-name="P1"><text:span text:style-name="T1">AFF/MA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5" draw:layer="layout" svg:width="2.75cm" svg:height="2.75cm" svg:x="16.75cm" svg:y="16.7cm">
          <text:p text:style-name="P1"><text:span text:style-name="T4">Gérer_Chantier</text:span></text:p>
          <draw:enhanced-geometry svg:viewBox="0 0 21600 21600" draw:glue-points="10800 0 3163 3163 0 10800 3163 18437 10800 21600 18437 18437 21600 10800 18437 3163" draw:text-areas="3163 3163 18437 18437" draw:type="ring" draw:modifiers="1528.668532586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6" draw:text-style-name="P1" draw:layer="layout" svg:x1="8.407cm" svg:y1="7.5cm" svg:x2="8.111cm" svg:y2="8.42cm">
          <text:p/>
        </draw:line>
        <draw:line draw:style-name="gr6" draw:text-style-name="P1" draw:layer="layout" svg:x1="6.719cm" svg:y1="7.9cm" svg:x2="7cm" svg:y2="8.5cm">
          <text:p/>
        </draw:line>
        <draw:line draw:style-name="gr6" draw:text-style-name="P1" draw:layer="layout" svg:x1="13.5cm" svg:y1="7cm" svg:x2="9.379cm" svg:y2="8.42cm">
          <text:p/>
        </draw:line>
        <draw:line draw:style-name="gr6" draw:text-style-name="P1" draw:layer="layout" svg:x1="8.9cm" svg:y1="10.7cm" svg:x2="8.9cm" svg:y2="11.2cm">
          <text:p/>
        </draw:line>
        <draw:line draw:style-name="gr6" draw:text-style-name="P1" draw:layer="layout" svg:x1="6.805cm" svg:y1="10.7cm" svg:x2="6.214cm" svg:y2="11.2cm">
          <text:p/>
        </draw:line>
        <draw:line draw:style-name="gr6" draw:text-style-name="P1" draw:layer="layout" svg:x1="18.103cm" svg:y1="10.25cm" svg:x2="18.103cm" svg:y2="10.775cm">
          <text:p/>
        </draw:line>
        <draw:line draw:style-name="gr6" draw:text-style-name="P1" draw:layer="layout" svg:x1="17.737cm" svg:y1="11.3cm" svg:x2="8.41cm" svg:y2="12.7cm">
          <text:p/>
        </draw:line>
        <draw:line draw:style-name="gr6" draw:text-style-name="P1" draw:layer="layout" svg:x1="8.582cm" svg:y1="11.7cm" svg:x2="7.61cm" svg:y2="12.7cm">
          <text:p/>
        </draw:line>
        <draw:line draw:style-name="gr6" draw:text-style-name="P1" draw:layer="layout" svg:x1="6.945cm" svg:y1="15cm" svg:x2="6.127cm" svg:y2="15.8cm">
          <text:p/>
        </draw:line>
        <draw:line draw:style-name="gr6" draw:text-style-name="P1" draw:layer="layout" svg:x1="8.023cm" svg:y1="15cm" svg:x2="8.077cm" svg:y2="16.5cm">
          <text:p/>
        </draw:line>
        <draw:line draw:style-name="gr6" draw:text-style-name="P1" draw:layer="layout" svg:x1="9cm" svg:y1="15cm" svg:x2="9.191cm" svg:y2="15.8cm">
          <text:p/>
        </draw:line>
        <draw:line draw:style-name="gr6" draw:text-style-name="P1" draw:layer="layout" svg:x1="11cm" svg:y1="16cm" svg:x2="17.146cm" svg:y2="17.093cm">
          <text:p/>
        </draw:line>
        <draw:line draw:style-name="gr6" draw:text-style-name="P1" draw:layer="layout" svg:x1="17cm" svg:y1="18.5cm" svg:x2="10cm" svg:y2="18.5cm">
          <text:p/>
        </draw:line>
        <draw:line draw:style-name="gr6" draw:text-style-name="P1" draw:layer="layout" svg:x1="18.138cm" svg:y1="19.566cm" svg:x2="18.138cm" svg:y2="20.5cm">
          <text:p/>
        </draw:line>
        <draw:line draw:style-name="gr6" draw:text-style-name="P1" draw:layer="layout" svg:x1="8cm" svg:y1="18.7cm" svg:x2="8cm" svg:y2="19.3cm">
          <text:p/>
        </draw:line>
        <draw:line draw:style-name="gr6" draw:text-style-name="P1" draw:layer="layout" svg:x1="9.3cm" svg:y1="19.825cm" svg:x2="10.862cm" svg:y2="21cm">
          <text:p/>
        </draw:line>
        <draw:line draw:style-name="gr6" draw:text-style-name="P1" draw:layer="layout" svg:x1="6.894cm" svg:y1="20.8cm" svg:x2="6.545cm" svg:y2="21.5cm">
          <text:p/>
        </draw:line>
        <draw:line draw:style-name="gr6" draw:text-style-name="P1" draw:layer="layout" svg:x1="8.295cm" svg:y1="20.812cm" svg:x2="9.034cm" svg:y2="25.7cm">
          <text:p/>
        </draw:line>
        <draw:line draw:style-name="gr6" draw:text-style-name="P1" draw:layer="layout" svg:x1="7.324cm" svg:y1="20.8cm" svg:x2="6.91cm" svg:y2="23.5cm">
          <text:p/>
        </draw:line>
        <draw:line draw:style-name="gr6" draw:text-style-name="P1" draw:layer="layout" svg:x1="8.808cm" svg:y1="20.812cm" svg:x2="9.469cm" svg:y2="22.5cm">
          <text:p/>
        </draw:line>
        <draw:line draw:style-name="gr6" draw:text-style-name="P1" draw:layer="layout" svg:x1="10.583cm" svg:y1="26.2cm" svg:x2="17.215cm" svg:y2="26.789cm">
          <text:p/>
        </draw:line>
        <draw:line draw:style-name="gr6" draw:text-style-name="P1" draw:layer="layout" svg:x1="6cm" svg:y1="24cm" svg:x2="3cm" svg:y2="24.5cm">
          <text:p/>
        </draw:line>
        <draw:line draw:style-name="gr6" draw:text-style-name="P1" draw:layer="layout" svg:x1="5.4cm" svg:y1="7cm" svg:x2="5.4cm" svg:y2="7.4cm">
          <text:p/>
        </draw:line>
        <draw:rect draw:style-name="gr7" draw:text-style-name="P4" draw:layer="layout" svg:width="10.5cm" svg:height="1.5cm" svg:x="5.1cm" svg:y="1cm">
          <text:p text:style-name="P1"><text:span text:style-name="T3">PROCESSUS D'AFFECTATION ET DE </text:span></text:p>
          <text:p text:style-name="P1"><text:span text:style-name="T3">RESTITUTION DU MATERIEL</text:span></text:p>
        </draw:rect>
        <draw:connector draw:style-name="gr6" draw:text-style-name="P1" draw:layer="layout" svg:x1="3.328cm" svg:y1="5.1cm" svg:x2="5.2cm" svg:y2="6.25cm" draw:start-shape="id1" draw:start-glue-point="8" draw:end-shape="id2" svg:d="m3328 5100v1150h1872">
          <text:p/>
        </draw:connector>
        <draw:line draw:style-name="gr6" draw:text-style-name="P1" draw:layer="layout" svg:x1="10.5cm" svg:y1="23cm" svg:x2="13.159cm" svg:y2="24.021cm">
          <text:p/>
        </draw:line>
        <draw:line draw:style-name="gr8" draw:text-style-name="P1" draw:layer="layout" svg:x1="5cm" svg:y1="3cm" svg:x2="5cm" svg:y2="28.7cm">
          <text:p/>
        </draw:line>
        <draw:line draw:style-name="gr8" draw:text-style-name="P1" draw:layer="layout" svg:x1="11.4cm" svg:y1="3cm" svg:x2="11.4cm" svg:y2="28.7cm">
          <text:p/>
        </draw:line>
        <draw:line draw:style-name="gr8" draw:text-style-name="P1" draw:layer="layout" svg:x1="15.5cm" svg:y1="3cm" svg:x2="15.5cm" svg:y2="28.7cm">
          <text:p/>
        </draw:line>
        <draw:line draw:style-name="gr8" draw:text-style-name="P1" draw:layer="layout" svg:x1="1cm" svg:y1="4.1cm" svg:x2="20cm" svg:y2="4.1cm">
          <text:p/>
        </draw:line>
        <draw:frame draw:style-name="gr9" draw:text-style-name="P6" draw:layer="layout" svg:width="4cm" svg:height="1.25cm" svg:x="1cm" svg:y="3cm">
          <draw:text-box>
            <text:p text:style-name="P6"><text:span text:style-name="T5">Fournisseurs</text:span></text:p>
          </draw:text-box>
        </draw:frame>
        <draw:frame draw:style-name="gr9" draw:text-style-name="P7" draw:layer="layout" svg:width="6.5cm" svg:height="1.25cm" svg:x="5cm" svg:y="3cm">
          <draw:text-box>
            <text:p text:style-name="P7"><text:span text:style-name="T5">Département Matériel</text:span></text:p>
          </draw:text-box>
        </draw:frame>
        <draw:frame draw:style-name="gr9" draw:text-style-name="P5" draw:layer="layout" svg:width="4cm" svg:height="1.25cm" svg:x="11.5cm" svg:y="3.1cm">
          <draw:text-box>
            <text:p text:style-name="P5"><text:span text:style-name="T4">Dpt Maintenance</text:span></text:p>
          </draw:text-box>
        </draw:frame>
        <draw:frame draw:style-name="gr9" draw:text-style-name="P7" draw:layer="layout" svg:width="6.5cm" svg:height="1.25cm" svg:x="15cm" svg:y="3cm">
          <draw:text-box>
            <text:p text:style-name="P7"><text:span text:style-name="T5">Chanti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07T16:38:22.25</meta:creation-date>
    <dc:date>2011-02-09T18:52:57.70</dc:date>
    <meta:editing-duration>PT00H51M32S</meta:editing-duration>
    <meta:editing-cycles>6</meta:editing-cycles>
    <meta:generator>OpenOffice.org/3.2$Win32 OpenOffice.org_project/320m18$Build-9502</meta:generator>
    <meta:document-statistic meta:object-count="67"/>
  </office:meta>
</office:document-meta>
</file>